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Virtual Network Gateways Cheat Sheet</text:h>
      <text:p text:style-name="Text_20_body">A VPN <text:span text:style-name="Strong_20_Emphasis"><text:span text:style-name="T1">extends a private network across a public network</text:span></text:span> and enables users <text:span text:style-name="Strong_20_Emphasis"><text:span text:style-name="T2">to send and receive data across shared or public networks</text:span></text:span> as if their computing devices were directly connected to the private network.</text:p>
      <text:list xml:id="list2603097834" text:style-name="L1">
        <text:list-item>
          <text:p text:style-name="P2">A <text:span text:style-name="Strong_20_Emphasis">virtual network gateway</text:span> is the software <text:span text:style-name="Strong_20_Emphasis">VPN</text:span> device for your Azure virtual network. </text:p>
        </text:list-item>
        <text:list-item>
          <text:p text:style-name="P2">When you deploy a virtual network gateway it will deploy two or specialized VMs in specific subnet you need to create called a “gateway subnet” </text:p>
        </text:list-item>
        <text:list-item>
          <text:p text:style-name="P2">These deployed VMs contain routing tables and run specific gateway services.  </text:p>
        </text:list-item>
        <text:list-item>
          <text:p text:style-name="P1">You will choose a <text:span text:style-name="Strong_20_Emphasis"><text:span text:style-name="T2">Gateway Type</text:span></text:span> and that will determine if it’s a VPN Gateway or an ExpressRoute Gateway </text:p>
        </text:list-item>
      </text:list>
      <text:p text:style-name="Text_20_body">When you create a VPN Gateway you are generally designing for one of the following topologies:</text:p>
      <text:p text:style-name="Text_20_body"><text:span text:style-name="Strong_20_Emphasis">Site-to-Site (S2S)</text:span> When you connect Azure to an On-Premise Data Center</text:p>
      <text:p text:style-name="Text_20_body"><text:span text:style-name="Strong_20_Emphasis">Multi-Site</text:span> When you connect Azure to multiple On-Premise Data Centers</text:p>
      <text:p text:style-name="Text_20_body"><text:span text:style-name="Strong_20_Emphasis">Point-to-Site (P2S)</text:span> When you connect Azure to multiple individual computers</text:p>
      <text:p text:style-name="Text_20_body"><text:span text:style-name="Strong_20_Emphasis">VNet-to-VNet</text:span> When you connect two VNets in different regions, subscriptions or deployment model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37:21.461224022</meta:creation-date>
    <dc:date>2022-05-09T10:37:31.409401375</dc:date>
    <meta:editing-duration>PT10S</meta:editing-duration>
    <meta:editing-cycles>1</meta:editing-cycles>
    <meta:document-statistic meta:table-count="0" meta:image-count="0" meta:object-count="0" meta:page-count="1" meta:paragraph-count="11" meta:word-count="174" meta:character-count="1070" meta:non-whitespace-character-count="906"/>
    <meta:generator>LibreOffice/6.4.7.2$Linux_X86_64 LibreOffice_project/40$Build-2</meta:generator>
  </office:meta>
</office:document-meta>
</file>